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1">
      <style:paragraph-properties fo:margin-top="0.423cm" fo:margin-bottom="0.212cm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rganizational <text:span text:style-name="T2">Overview</text:span> Questionnaire</text:h>
      <text:p text:style-name="Standard"/>
      <text:p text:style-name="Standard"><text:span text:style-name="T1">Purpose: </text:span><text:span text:style-name="T3">To gather high-level information about your environment. <text:s/>This information will help guide our detailed assessment and consulting work.</text:span></text:p>
      <text:p text:style-name="Standard"><text:span text:style-name="T3"/></text:p>
      <text:p text:style-name="Standard"><text:span text:style-name="T1">Instructions</text:span>: Please answer these questions to the best of your ability. <text:s/>Not all of these questions apply to every organization. <text:s/>For the purposes of this assessment tool, your organization refers to the group of people whose work may be affected by the use of Agile and Lean methods.</text:p>
      <text:p text:style-name="Standard"/>
      <text:p text:style-name="Standard">Date:</text:p>
      <text:p text:style-name="Standard"/>
      <text:p text:style-name="Standard">Your Name:</text:p>
      <text:p text:style-name="Standard"/>
      <text:p text:style-name="Standard">Your Role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09, Berteig Consulting Inc. All rights reserved.</text:p>
      <text:h text:style-name="P2" text:outline-level="3">Information About Your Organization:</text:h>
      <text:p text:style-name="Standard"/>
      <text:p text:style-name="Standard">Company Name:</text:p>
      <text:p text:style-name="Standard"/>
      <text:p text:style-name="Standard">Organization Name:</text:p>
      <text:p text:style-name="Standard"/>
      <text:p text:style-name="Standard"># employed staff in your organization:</text:p>
      <text:p text:style-name="Standard"/>
      <text:p text:style-name="Standard"># contract staff in your organization:</text:p>
      <text:p text:style-name="Standard"/>
      <text:p text:style-name="Standard"># volunteer staff in your organization:</text:p>
      <text:p text:style-name="Standard"/>
      <text:p text:style-name="Standard"># people using agile methods:</text:p>
      <text:p text:style-name="Standard"/>
      <text:p text:style-name="Standard">Name of highest ranking executive in your organization:</text:p>
      <text:p text:style-name="Standard"/>
      <text:p text:style-name="Standard">Name of highest ranking executive who is supportive of agile methods:</text:p>
      <text:p text:style-name="Standard"/>
      <text:p text:style-name="Standard">If there are any executives who are not supportive of agile please list them now:</text:p>
      <text:p text:style-name="Standard"/>
      <text:p text:style-name="Standard"/>
      <text:p text:style-name="Standard"/>
      <text:p text:style-name="Standard"/>
      <text:p text:style-name="Standard">Which structure best describes your organization (check all that apply):</text:p>
      <text:p text:style-name="Standard"><text:tab/>[ ] matrixed</text:p>
      <text:p text:style-name="Standard"><text:tab/>[ ] functional silos</text:p>
      <text:p text:style-name="Standard"><text:tab/>[ ] project based</text:p>
      <text:p text:style-name="Standard"><text:tab/>[ ] line-of-business</text:p>
      <text:p text:style-name="Standard"><text:tab/>[ ] other:</text:p>
      <text:p text:style-name="Standard"/>
      <text:p text:style-name="Standard">Staff turnover (percent/year): <text:s text:c="13"/>%</text:p>
      <text:p text:style-name="Standard"/>
      <text:p text:style-name="Standard">How long does it take to hire a new employee:</text:p>
      <text:p text:style-name="Standard"><text:tab/>Minimum:</text:p>
      <text:p text:style-name="Standard"><text:tab/>Typical:</text:p>
      <text:p text:style-name="Standard"><text:tab/>Worst-Case:</text:p>
      <text:p text:style-name="Standard"/>
      <text:p text:style-name="Standard">How long does it take to bring on a new contractor from an approved vendor?</text:p>
      <text:p text:style-name="Standard"><text:tab/>Minimum:</text:p>
      <text:p text:style-name="Standard"><text:tab/>Typical:</text:p>
      <text:p text:style-name="Standard"><text:tab/>Worst-Case:</text:p>
      <text:p text:style-name="Standard"/>
      <text:p text:style-name="Standard">How long does it take to bring on a new contractor from a new vendor?</text:p>
      <text:p text:style-name="Standard"><text:tab/>Minimum:</text:p>
      <text:p text:style-name="Standard"><text:tab/>Typical:</text:p>
      <text:p text:style-name="Standard"><text:tab/>Worst-Case:</text:p>
      <text:p text:style-name="Standard"/>
      <text:p text:style-name="Standard"><text:soft-page-break/>What parts of your processes or skill sets are outsourced:</text:p>
      <text:p text:style-name="Standard"/>
      <text:p text:style-name="Standard"/>
      <text:p text:style-name="Standard"/>
      <text:p text:style-name="Standard"/>
      <text:p text:style-name="Standard"/>
      <text:p text:style-name="Standard">What parts of your processes or skill sets are off-shore:</text:p>
      <text:p text:style-name="Standard"/>
      <text:p text:style-name="Standard"/>
      <text:p text:style-name="Standard"/>
      <text:p text:style-name="Standard"/>
      <text:p text:style-name="Standard"/>
      <text:p text:style-name="Standard">Is there distrust between any two parts of your organization? <text:s/>If so, please describe:</text:p>
      <text:p text:style-name="Standard"/>
      <text:p text:style-name="Standard"/>
      <text:p text:style-name="Standard"/>
      <text:p text:style-name="Standard"/>
      <text:p text:style-name="Standard"/>
      <text:p text:style-name="Standard">Describe the process used to approve projects:</text:p>
      <text:p text:style-name="Standard"><text:tab/>How long does it take:</text:p>
      <text:p text:style-name="Standard"><text:tab/>How many different roles are involved in the approval process:</text:p>
      <text:p text:style-name="Standard"/>
      <text:h text:style-name="P2" text:outline-level="3">Information About How You Are Doing Agile</text:h>
      <text:p text:style-name="Standard"/>
      <text:p text:style-name="Standard">Why are you doing agil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ho started your organization on the path to doing agile, and when:</text:p>
      <text:p text:style-name="Standard"/>
      <text:p text:style-name="Standard"/>
      <text:p text:style-name="Standard"/>
      <text:p text:style-name="Standard"/>
      <text:p text:style-name="Standard">How widespread is the adoption of agile in your organization:</text:p>
      <text:p text:style-name="Standard"/>
      <text:p text:style-name="Standard"/>
      <text:p text:style-name="Standard"/>
      <text:p text:style-name="Standard"/>
      <text:p text:style-name="Standard">What are some of the current obstacles to using agile effectively in your organization:</text:p>
      <text:p text:style-name="Standard"/>
      <text:p text:style-name="Standard"><text:tab/>Financial Obstacles:</text:p>
      <text:p text:style-name="Standard"/>
      <text:p text:style-name="Standard"/>
      <text:p text:style-name="Standard"><text:tab/>Procedure/Policy/Process Obstacles:</text:p>
      <text:p text:style-name="Standard"/>
      <text:p text:style-name="Standard"/>
      <text:p text:style-name="Standard"><text:tab/>Structural/Management Obstacles:</text:p>
      <text:p text:style-name="Standard"/>
      <text:p text:style-name="Standard"/>
      <text:p text:style-name="Standard"><text:tab/>Cultural Obstacles:</text:p>
      <text:p text:style-name="Standard"/>
      <text:p text:style-name="Standard"/>
      <text:p text:style-name="Standard">What agile method or methods are you using:</text:p>
      <text:p text:style-name="Standard"><text:tab/>[ ] Agile Unified Process</text:p>
      <text:p text:style-name="Standard"><text:tab/>[ ] Crystal</text:p>
      <text:p text:style-name="Standard"><text:tab/>[ ] Dynamic Systems Development Method</text:p>
      <text:p text:style-name="Standard"><text:tab/>[ ] Extreme Programming</text:p>
      <text:p text:style-name="Standard"><text:tab/>[ ] Feature Driven Development</text:p>
      <text:p text:style-name="Standard"><text:tab/>[ ] Lean</text:p>
      <text:p text:style-name="Standard"><text:tab/>[ ] OpenAgile</text:p>
      <text:p text:style-name="Standard"><text:tab/>[ ] PSP/TSP</text:p>
      <text:p text:style-name="Standard"><text:tab/>[ ] Rational Unified Process</text:p>
      <text:p text:style-name="Standard"><text:tab/>[ ] Scrum</text:p>
      <text:p text:style-name="Standard"><text:tab/>[ ] Other: ______________________________</text:p>
      <text:h text:style-name="P2" text:outline-level="3">Information about your product/project(s)/service and teams</text:h>
      <text:p text:style-name="Standard"/>
      <text:p text:style-name="Standard">Describe the business goal of your product/project/service:</text:p>
      <text:p text:style-name="Standard"/>
      <text:p text:style-name="Standard"/>
      <text:p text:style-name="Standard"/>
      <text:p text:style-name="Standard">Describe the high level features, functions or activities of your product/project/service:</text:p>
      <text:p text:style-name="Standard"/>
      <text:p text:style-name="Standard"/>
      <text:p text:style-name="Standard"/>
      <text:p text:style-name="Standard"/>
      <text:p text:style-name="Standard">What is the audience of your product/project/service:</text:p>
      <text:p text:style-name="Standard"/>
      <text:p text:style-name="Standard"/>
      <text:p text:style-name="Standard"/>
      <text:p text:style-name="Standard">How many people are involved “hands-on” in delivering this product/project/service:</text:p>
      <text:p text:style-name="Standard"><text:tab/><text:tab/><text:tab/></text:p>
      <text:p text:style-name="Standard">How many people overall (including stakeholders) are involved in delivering this product/project/service:</text:p>
      <text:p text:style-name="Standard"/>
      <text:p text:style-name="Standard">What do you do to ensure your junior team members understand the business purpose of the work:</text:p>
      <text:p text:style-name="Standard"/>
      <text:p text:style-name="Standard"/>
      <text:p text:style-name="Standard"/>
      <text:p text:style-name="Standard">What do you do to ensure your junior team members understand the technical aspects of the work:</text:p>
      <text:p text:style-name="Standard"/>
      <text:p text:style-name="Standard"/>
      <text:p text:style-name="Standard"/>
      <text:p text:style-name="Standard">How many levels of management does one need to go up from the most junior person in your organization to the person who has responsibility for all the groups involved:</text:p>
      <text:p text:style-name="Standard"/>
      <text:p text:style-name="Standard">List the roles or titles of people typically considered members of a team:</text:p>
      <text:p text:style-name="Standard"/>
      <text:p text:style-name="Standard"/>
      <text:p text:style-name="Standard"/>
      <text:p text:style-name="Standard"/>
      <text:p text:style-name="Standard">List the roles or titles of people typically supporting a team, but not members of a tea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23:54:08</meta:creation-date>
    <dc:date>2010-03-15T00:01:24</dc:date>
    <meta:editing-duration>PT29H11M08S</meta:editing-duration>
    <meta:editing-cycles>6</meta:editing-cycles>
    <meta:generator>OpenOffice.org/3.1$Unix OpenOffice.org_project/310m19$Build-9420</meta:generator>
    <meta:document-statistic meta:table-count="0" meta:image-count="0" meta:object-count="0" meta:page-count="5" meta:paragraph-count="75" meta:word-count="540" meta:character-count="3433"/>
  </office:meta>
</office:document-meta>
</file>